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24-12-31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24-01-03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7512" calcext:value-type="float">
            <text:p>114.9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23-01-04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5992" calcext:value-type="float">
            <text:p>114.23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22-01-04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288" calcext:value-type="float">
            <text:p>114.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21-01-05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4952" calcext:value-type="float">
            <text:p>113.53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20-11-18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3832" calcext:value-type="float">
            <text:p>112.19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20-01-06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6208" calcext:value-type="float">
            <text:p>112.9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19-01-02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0552" calcext:value-type="float">
            <text:p>112.62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18-01-02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17-01-09 22:24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16-01-04 19:58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5064" calcext:value-type="float">
            <text:p>112.14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15-01-06 15:10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2704" calcext:value-type="float">
            <text:p>112.31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14-01-06 21:37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2688" calcext:value-type="float">
            <text:p>111.4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13-01-07 19:56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1856" calcext:value-type="float">
            <text:p>110.86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12-01-03 17:05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9584" calcext:value-type="float">
            <text:p>110.20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11-01-03 22:4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648" calcext:value-type="float">
            <text:p>108.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10-01-06 17:23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05101120001</text:p>
          </table:table-cell>
          <table:table-cell office:value-type="string" calcext:value-type="string">
            <text:p>2009-01-06 14:41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